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2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191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25cm" fo:min-width="12.594cm" fo:padding-top="0.175cm" fo:padding-bottom="0.175cm" fo:padding-left="0.3cm" fo:padding-right="0.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5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1cm" fo:min-width="2.2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883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09cm" fo:min-width="2.056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5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2.111cm"/>
      <style:paragraph-properties style:writing-mode="lr-tb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8pt" fo:font-weight="bold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.72cm" svg:height="0.962cm" svg:x="17.16cm" svg:y="0.29cm">
            <draw:text-box>
              <text:p><text:span text:style-name="T1">valeurs</text:span></text:p>
            </draw:text-box>
          </draw:frame>
          <draw:frame draw:style-name="gr2" draw:text-style-name="P1" draw:layer="layout" svg:width="2.691cm" svg:height="0.962cm" svg:x="17.186cm" svg:y="2.304cm">
            <draw:text-box>
              <text:p><text:span text:style-name="T1">indices</text:span></text:p>
            </draw:text-box>
          </draw:frame>
          <draw:custom-shape draw:style-name="gr3" draw:text-style-name="P2" draw:layer="layout" svg:width="13.194cm" svg:height="3.6cm" svg:x="3.9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3.9cm" svg:y1="2cm" svg:x2="17.095cm" svg:y2="2cm">
            <text:p/>
          </draw:line>
          <draw:line draw:style-name="gr4" draw:text-style-name="P3" draw:layer="layout" svg:x1="10.456cm" svg:y1="0.2cm" svg:x2="10.456cm" svg:y2="3.8cm">
            <text:p/>
          </draw:line>
          <draw:line draw:style-name="gr4" draw:text-style-name="P3" draw:layer="layout" svg:x1="7.137cm" svg:y1="0.2cm" svg:x2="7.137cm" svg:y2="3.71cm">
            <text:p/>
          </draw:line>
          <draw:line draw:style-name="gr4" draw:text-style-name="P3" draw:layer="layout" svg:x1="13.776cm" svg:y1="0.2cm" svg:x2="13.776cm" svg:y2="3.8cm">
            <text:p/>
          </draw:line>
          <draw:frame draw:style-name="gr5" draw:text-style-name="P1" draw:layer="layout" svg:width="1.07cm" svg:height="0.962cm" svg:x="5.154cm" svg:y="2.27cm">
            <draw:text-box>
              <text:p><text:span text:style-name="T1">1</text:span></text:p>
            </draw:text-box>
          </draw:frame>
          <draw:frame draw:style-name="gr5" draw:text-style-name="P1" draw:layer="layout" svg:width="1.07cm" svg:height="0.962cm" svg:x="8.473cm" svg:y="2.36cm">
            <draw:text-box>
              <text:p><text:span text:style-name="T1">2</text:span></text:p>
            </draw:text-box>
          </draw:frame>
          <draw:frame draw:style-name="gr5" draw:text-style-name="P1" draw:layer="layout" svg:width="1.07cm" svg:height="0.962cm" svg:x="11.792cm" svg:y="2.36cm">
            <draw:text-box>
              <text:p><text:span text:style-name="T1">3</text:span></text:p>
            </draw:text-box>
          </draw:frame>
          <draw:frame draw:style-name="gr5" draw:text-style-name="P1" draw:layer="layout" svg:width="1.07cm" svg:height="0.962cm" svg:x="15.112cm" svg:y="2.36cm">
            <draw:text-box>
              <text:p><text:span text:style-name="T1">4</text:span></text:p>
            </draw:text-box>
          </draw:frame>
          <draw:frame draw:style-name="gr6" draw:text-style-name="P5" draw:layer="layout" svg:width="2.759cm" svg:height="0.962cm" svg:x="4.465cm" svg:y="0.65cm">
            <draw:text-box>
              <text:p text:style-name="P4"><text:span text:style-name="T2">"</text:span><text:span text:style-name="T3">spam</text:span><text:span text:style-name="T4">"</text:span></text:p>
            </draw:text-box>
          </draw:frame>
          <draw:frame draw:style-name="gr7" draw:text-style-name="P1" draw:layer="layout" svg:width="1.383cm" svg:height="0.962cm" svg:x="8.223cm" svg:y="0.65cm">
            <draw:text-box>
              <text:p><text:span text:style-name="T1">2.0</text:span></text:p>
            </draw:text-box>
          </draw:frame>
          <draw:frame draw:style-name="gr5" draw:text-style-name="P1" draw:layer="layout" svg:width="1.07cm" svg:height="0.962cm" svg:x="11.792cm" svg:y="0.65cm">
            <draw:text-box>
              <text:p><text:span text:style-name="T1">5</text:span></text:p>
            </draw:text-box>
          </draw:frame>
          <draw:custom-shape draw:style-name="gr8" draw:text-style-name="P2" draw:layer="layout" svg:width="2.656cm" svg:height="1.44cm" svg:x="14.107cm" svg:y="0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5.435cm" svg:y1="0.38cm" svg:x2="15.435cm" svg:y2="1.73cm">
            <text:p/>
          </draw:line>
          <draw:frame draw:style-name="gr9" draw:text-style-name="P1" draw:layer="layout" svg:width="1.205cm" svg:height="0.962cm" svg:x="14.281cm" svg:y="0.29cm">
            <draw:text-box>
              <text:p><text:span text:style-name="T1">10</text:span></text:p>
            </draw:text-box>
          </draw:frame>
          <draw:frame draw:style-name="gr9" draw:text-style-name="P1" draw:layer="layout" svg:width="1.205cm" svg:height="0.962cm" svg:x="15.693cm" svg:y="0.29cm">
            <draw:text-box>
              <text:p><text:span text:style-name="T1">20</text:span></text:p>
            </draw:text-box>
          </draw:frame>
          <draw:line draw:style-name="gr4" draw:text-style-name="P3" draw:layer="layout" svg:x1="14.108cm" svg:y1="1.1cm" svg:x2="16.764cm" svg:y2="1.1cm">
            <text:p/>
          </draw:line>
          <draw:frame draw:style-name="gr5" draw:text-style-name="P1" draw:layer="layout" svg:width="1.07cm" svg:height="0.962cm" svg:x="14.531cm" svg:y="1.01cm">
            <draw:text-box>
              <text:p><text:span text:style-name="T1">1</text:span></text:p>
            </draw:text-box>
          </draw:frame>
          <draw:frame draw:style-name="gr10" draw:text-style-name="P1" draw:layer="layout" svg:width="1.071cm" svg:height="0.962cm" svg:x="15.858cm" svg:y="1.01cm">
            <draw:text-box>
              <text:p><text:span text:style-name="T1">2</text:span></text:p>
            </draw:text-box>
          </draw:frame>
          <draw:frame draw:style-name="gr11" draw:text-style-name="P1" draw:layer="layout" svg:width="2.611cm" svg:height="0.962cm" svg:x="0.087cm" svg:y="1.546cm">
            <draw:text-box>
              <text:p><text:span text:style-name="T1">alpha</text:span></text:p>
            </draw:text-box>
          </draw:frame>
          <draw:line draw:style-name="gr12" draw:text-style-name="P3" draw:layer="layout" svg:x1="2.1cm" svg:y1="2cm" svg:x2="3.8cm" svg:y2="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9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7:26:34.755701148</meta:creation-date>
    <dc:date>2020-10-27T17:31:32.588985814</dc:date>
    <meta:editing-duration>PT4M59S</meta:editing-duration>
    <meta:editing-cycles>1</meta:editing-cycles>
    <meta:document-statistic meta:object-count="24"/>
    <meta:generator>LibreOffice/6.4.6.2$Linux_X86_64 LibreOffice_project/40$Build-2</meta:generator>
  </office:meta>
</office:document-meta>
</file>